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1" style:family="table">
      <style:table-properties style:width="16.96cm" table:align="left" style:may-break-between-rows="false"/>
    </style:style>
    <style:style style:name="Tableau1.A" style:family="table-column">
      <style:table-column-properties style:column-width="8.493cm"/>
    </style:style>
    <style:style style:name="Tableau1.B" style:family="table-column">
      <style:table-column-properties style:column-width="2.037cm"/>
    </style:style>
    <style:style style:name="Tableau1.C" style:family="table-column">
      <style:table-column-properties style:column-width="1.27cm"/>
    </style:style>
    <style:style style:name="Tableau1.D" style:family="table-column">
      <style:table-column-properties style:column-width="1.535cm"/>
    </style:style>
    <style:style style:name="Tableau1.E" style:family="table-column">
      <style:table-column-properties style:column-width="1.296cm"/>
    </style:style>
    <style:style style:name="Tableau1.F" style:family="table-column">
      <style:table-column-properties style:column-width="2.328cm"/>
    </style:style>
    <style:style style:name="Tableau1.1" style:family="table-row">
      <style:table-row-properties style:row-height="0.67cm" style:keep-together="false"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"/>
          </table:table-cell>
          <table:table-cell table:style-name="tabAyantDroit.A1" office:value-type="string">
            <text:p text:style-name="P1"/>
          </table:table-cell>
        </table:table-row>
        <table:table-row table:style-name="tabAyantDroit.2">
          <table:table-cell table:style-name="tabAyantDroit.A1" office:value-type="string">
            <text:p text:style-name="P1">%{ayantDroit}%%=AYANT_DROIT_LIBELLE=%</text:p>
          </table:table-cell>
          <table:table-cell table:style-name="tabAyantDroit.A1" office:value-type="string">
            <text:p text:style-name="P1">%=AYANT_DROIT=%</text:p>
          </table:table-cell>
        </table:table-row>
      </table:table>
      <text:p text:style-name="P1"/>
      <text:p text:style-name="P1">%=remLineWhenBlank(RECAP_PC_TITRE,1)=%</text:p>
      <text:p text:style-name="P1">%=remLineWhenBlank(RECAP_PC_TEXTE,1)=%</text:p>
      <text:p text:style-name="P1"/>
      <text:p text:style-name="P1"/>
      <text:p text:style-name="P1"><text:span text:style-name="T2">%#include </text:span><text:span text:style-name="T1">blocRecapPca</text:span><text:span text:style-name="T2">#%</text:span></text:p>
      <text:p text:style-name="P1"><text:span text:style-name="T2">%#include </text:span><text:span text:style-name="T1">blocPrestVerses</text:span><text:span text:style-name="T2">#%</text:span></text:p>
      <text:p text:style-name="P1"><text:span text:style-name="T2">%#include </text:span><text:span text:style-name="T3">blocCreanciers</text:span><text:span text:style-name="T2">#%</text:span></text:p>
      <text:p text:style-name="P1"><text:span text:style-name="T2">%#include </text:span><text:span text:style-name="T3">blocDettes</text:span><text:span text:style-name="T2">#%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%=LIBELLE_SOLDE=%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%=CHF_SOLDE=%</text:p>
          </table:table-cell>
          <table:table-cell table:style-name="Tableau1.A1" office:value-type="string">
            <text:p text:style-name="P1">%=TOTAL_SOLDE=%</text:p>
          </table:table-cell>
        </table:table-row>
      </table:table>
      <text:p text:style-name="P1"/>
      <text:p text:style-name="P1">%=remLineWhenBlank(DECOMPTE_TEXTE,1)=%</text:p>
      <text:p text:style-name="P1">%=remLineWhenBlank(ALLOCNOEL_TITRE,1)=%</text:p>
      <text:p text:style-name="P1">%=remLineWhenBlank(ALLOCNOEL_TEXTE,1)=%</text:p>
      <text:p text:style-name="P1"/>
      <text:p text:style-name="P1">%=remLineWhenBlank(ALLOCNOEL_DECOMPTE_TITRE,1)=%</text:p>
      <text:p text:style-name="P1">%=remLineWhenBlank(ALLOCNOEL_DECOMPTE_TEXTE,1)=%</text:p>
      <text:p text:style-name="P1"/>
      <text:p text:style-name="P1">%=REMARQUE_MONTA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2-09-28T15:07:39.69</dc:date>
    <meta:editing-cycles>35</meta:editing-cycles>
    <meta:editing-duration>PT2H33M22S</meta:editing-duration>
    <meta:document-statistic meta:table-count="2" meta:image-count="0" meta:object-count="0" meta:page-count="1" meta:paragraph-count="17" meta:word-count="21" meta:character-count="504"/>
    <dc:creator>Sébastien Chèvre</dc:creator>
    <meta:user-defined meta:name="Info 1"/>
    <meta:user-defined meta:name="Info 2"/>
    <meta:user-defined meta:name="Info 3"/>
    <meta:user-defined meta:name="Info 4"/>
  </office:meta>
</office:document-meta>
</file>